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TL</text:p>
          </table:table-cell>
          <table:table-cell office:value-type="string" calcext:value-type="string">
            <text:p>Tonnag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Stand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[.G2]*0.1*(IF(ISNUMBER(SEARCH(&quot;stan&quot;;LOWER([.C2]))); 1; IF(ISNUMBER(SEARCH(&quot;unstream&quot;;LOWER([.C2]))); 0.9; 1.1)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Crystaliron</text:p>
          </table:table-cell>
          <table:table-cell office:value-type="float" office:value="10" calcext:value-type="float">
            <text:p>10</text:p>
          </table:table-cell>
          <table:table-cell table:formula="of:=[.G2]*([.C4]*0.01)" office:value-type="float" office:value="13" calcext:value-type="float">
            <text:p>13</text:p>
          </table:table-cell>
          <table:table-cell table:formula="of:=[.H2]*([.E4]*0.0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onnage %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ost %</text:p>
          </table:table-cell>
          <table:table-cell table:style-name="ce1" office:value-type="float" office:value="25" calcext:value-type="float">
            <text:p>2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]*COM.MICROSOFT.SWITCH([.C5]; 1; 0.015; 2; 0.026; 3; 0.038; 4; 0.05; 5; 0.063; 6; 0.077; 0)*COM.MICROSOFT.SWITCH([.F5]; 9; 1.7; 10; 1.6; 11; 1.5; 12; 1; 13; 0.9; 14; 0.8; 15; 0.7; 16; 0.6; 1.9)" office:value-type="float" office:value="7.8" calcext:value-type="float">
            <text:p>7.8</text:p>
          </table:table-cell>
          <table:table-cell table:formula="of:=[.G5]*2.5"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Maneuver Drive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]*COM.MICROSOFT.SWITCH([.C6]; 1; 0.009; 2; 0.015; 3; 0.022; 4; 0.03; 5; 0.039; 6; 0.049; 0.005)*COM.MICROSOFT.SWITCH([.F6]; 9; 1.3; 10; 1.2; 11; 1.1; 12; 1; 13; 0.9; 14; 0.8; 15; 0.7; 16; 0.6; 1.9)" office:value-type="float" office:value="3.3" calcext:value-type="float">
            <text:p>3.3</text:p>
          </table:table-cell>
          <table:table-cell table:formula="of:=[.G6]*2.5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Jump Drive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]*COM.MICROSOFT.SWITCH([.C7]; 1; 0.03; 2; 0.045; 3; 0.065; 4; 0.09; 5; 0.12; 6; 0.155; 0)*COM.MICROSOFT.SWITCH([.F7]; 10; 1.4; 11; 1.2; 12; 1; 13; 0.9; 14; 0.8; 15; 0.7; 16; 0.6; 2)" office:value-type="float" office:value="10.8" calcext:value-type="float">
            <text:p>10.8</text:p>
          </table:table-cell>
          <table:table-cell table:formula="of:=[.G7]*2.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ump Fuel</text:p>
          </table:table-cell>
          <table:table-cell office:value-type="string" calcext:value-type="string">
            <text:p>Parsec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formula="of:=[.G2]*0.1*[.C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formula="of:=MAX(10;[.G2]*0.02)" office:value-type="float" office:value="10" calcext:value-type="float">
            <text:p>10</text:p>
          </table:table-cell>
          <table:table-cell table:formula="of:=[.G2]/100*0.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7:21:16.914000000</meta:creation-date>
    <dc:date>2021-09-26T20:15:53.300000000</dc:date>
    <meta:editing-duration>PT2M10S</meta:editing-duration>
    <meta:editing-cycles>1</meta:editing-cycles>
    <meta:document-statistic meta:table-count="1" meta:cell-count="46" meta:object-count="0"/>
    <meta:generator>LibreOffice/6.2.4.2$Windows_X86_64 LibreOffice_project/2412653d852ce75f65fbfa83fb7e7b669a126d64</meta:generator>
  </office:meta>
</office:document-meta>
</file>